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/>
      <style:text-properties style:font-name-complex="Times New Roman" fo:font-weight="bold" style:font-weight-asian="bold" style:font-weight-complex="bold"/>
    </style:style>
    <style:style style:name="P2" style:parent-style-name="Standard" style:family="paragraph">
      <style:paragraph-properties fo:text-align="justify" fo:line-height="150%"/>
    </style:style>
    <style:style style:name="T3" style:parent-style-name="Domyślnaczcionkaakapitu" style:family="text">
      <style:text-properties style:font-name-complex="Times New Roman" fo:font-weight="bold" style:font-weight-asian="bold" style:font-weight-complex="bold"/>
    </style:style>
    <style:style style:name="T4" style:parent-style-name="Domyślnaczcionkaakapitu" style:family="text">
      <style:text-properties style:font-name-complex="Times New Roman" fo:font-weight="bold" style:font-weight-asian="bold" style:font-weight-complex="bold" fo:font-style="italic" style:font-style-asian="italic" style:font-style-complex="italic"/>
    </style:style>
    <style:style style:name="T5" style:parent-style-name="Domyślnaczcionkaakapitu" style:family="text">
      <style:text-properties style:font-name-complex="Times New Roman" fo:font-weight="bold" style:font-weight-asian="bold" style:font-weight-complex="bold"/>
    </style:style>
    <style:style style:name="P6" style:parent-style-name="Standard" style:family="paragraph">
      <style:paragraph-properties fo:text-align="justify" fo:line-height="150%" fo:margin-left="0.1965in" fo:margin-right="0.1965in">
        <style:tab-stops/>
      </style:paragraph-properties>
      <style:text-properties style:font-name-complex="Times New Roman"/>
    </style:style>
    <style:style style:name="P7" style:parent-style-name="Standard" style:family="paragraph">
      <style:paragraph-properties fo:text-align="justify" fo:line-height="150%" fo:margin-left="0.1965in" fo:margin-right="0.1965in">
        <style:tab-stops/>
      </style:paragraph-properties>
      <style:text-properties style:font-name-complex="Times New Roman"/>
    </style:style>
    <style:style style:name="P8" style:parent-style-name="Standard" style:family="paragraph">
      <style:paragraph-properties fo:text-align="justify" fo:line-height="150%" fo:margin-left="0.1965in" fo:margin-right="0.1965in">
        <style:tab-stops/>
      </style:paragraph-properties>
    </style:style>
    <style:style style:name="T9" style:parent-style-name="Domyślnaczcionkaakapitu" style:family="text">
      <style:text-properties style:font-name-complex="Times New Roman"/>
    </style:style>
    <style:style style:name="T10" style:parent-style-name="Domyślnaczcionkaakapitu" style:family="text">
      <style:text-properties style:font-name-complex="Times New Roman"/>
    </style:style>
    <style:style style:name="P11" style:parent-style-name="Standard" style:family="paragraph">
      <style:paragraph-properties fo:text-align="justify" fo:line-height="150%" fo:margin-left="0.1965in" fo:margin-right="0.1965in">
        <style:tab-stops/>
      </style:paragraph-properties>
    </style:style>
    <style:style style:name="T12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3" style:parent-style-name="Domyślnaczcionkaakapitu" style:family="text">
      <style:text-properties style:font-name-complex="Times New Roman"/>
    </style:style>
    <style:style style:name="T14" style:parent-style-name="Domyślnaczcionkaakapitu" style:family="text">
      <style:text-properties style:font-name-complex="Times New Roman"/>
    </style:style>
    <style:style style:name="P15" style:parent-style-name="Standard" style:family="paragraph">
      <style:paragraph-properties fo:text-align="justify" fo:line-height="150%" fo:margin-left="0.1965in" fo:margin-right="0.1965in">
        <style:tab-stops/>
      </style:paragraph-properties>
      <style:text-properties style:font-name-complex="Times New Roman"/>
    </style:style>
    <style:style style:name="P16" style:parent-style-name="Standard" style:family="paragraph">
      <style:paragraph-properties fo:text-align="justify" fo:line-height="150%" fo:margin-left="0.1965in" fo:margin-right="0.1965in">
        <style:tab-stops/>
      </style:paragraph-properties>
      <style:text-properties style:font-name-complex="Times New Roman"/>
    </style:style>
    <style:style style:name="P17" style:parent-style-name="Standard" style:family="paragraph">
      <style:paragraph-properties fo:text-align="justify" fo:line-height="150%" fo:margin-left="0.1965in" fo:margin-right="0.1965in">
        <style:tab-stops/>
      </style:paragraph-properties>
    </style:style>
    <style:style style:name="T18" style:parent-style-name="Domyślnaczcionkaakapitu" style:family="text">
      <style:text-properties style:font-name-complex="Times New Roman"/>
    </style:style>
    <style:style style:name="T19" style:parent-style-name="Domyślnaczcionkaakapitu" style:family="text">
      <style:text-properties style:font-name-complex="Times New Roman"/>
    </style:style>
    <style:style style:name="T20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21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22" style:parent-style-name="Domyślnaczcionkaakapitu" style:family="text">
      <style:text-properties style:font-name-complex="Times New Roman" fo:font-style="italic" style:font-style-asian="italic" style:font-style-complex="italic" fo:background-color="#FFFF00"/>
    </style:style>
    <style:style style:name="T23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24" style:parent-style-name="Domyślnaczcionkaakapitu" style:family="text">
      <style:text-properties style:font-name-complex="Times New Roman"/>
    </style:style>
    <style:style style:name="T25" style:parent-style-name="Domyślnaczcionkaakapitu" style:family="text">
      <style:text-properties style:font-name-complex="Times New Roman" fo:background-color="#FFFF00"/>
    </style:style>
    <style:style style:name="T26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27" style:parent-style-name="Domyślnaczcionkaakapitu" style:family="text">
      <style:text-properties style:font-name-complex="Times New Roman"/>
    </style:style>
    <style:style style:name="T28" style:parent-style-name="Domyślnaczcionkaakapitu" style:family="text">
      <style:text-properties style:font-name-complex="Times New Roman" fo:background-color="#FFFF00"/>
    </style:style>
    <style:style style:name="T29" style:parent-style-name="Domyślnaczcionkaakapitu" style:family="text">
      <style:text-properties style:font-name-complex="Times New Roman"/>
    </style:style>
    <style:style style:name="T30" style:parent-style-name="Domyślnaczcionkaakapitu" style:family="text">
      <style:text-properties style:font-name-complex="Times New Roman"/>
    </style:style>
    <style:style style:name="P31" style:parent-style-name="Standard" style:family="paragraph">
      <style:paragraph-properties fo:text-align="justify" fo:line-height="150%" fo:margin-left="0.1965in" fo:margin-right="0.1965in">
        <style:tab-stops/>
      </style:paragraph-properties>
    </style:style>
    <style:style style:name="T32" style:parent-style-name="Domyślnaczcionkaakapitu" style:family="text">
      <style:text-properties style:font-name-complex="Times New Roman"/>
    </style:style>
    <style:style style:name="T33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34" style:parent-style-name="Domyślnaczcionkaakapitu" style:family="text">
      <style:text-properties style:font-name-complex="Times New Roman"/>
    </style:style>
    <style:style style:name="T35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36" style:parent-style-name="Domyślnaczcionkaakapitu" style:family="text">
      <style:text-properties style:font-name-complex="Times New Roman"/>
    </style:style>
    <style:style style:name="T37" style:parent-style-name="Domyślnaczcionkaakapitu" style:family="text">
      <style:text-properties style:font-name-complex="Times New Roman"/>
    </style:style>
    <style:style style:name="T38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39" style:parent-style-name="Domyślnaczcionkaakapitu" style:family="text">
      <style:text-properties style:font-name-complex="Times New Roman"/>
    </style:style>
    <style:style style:name="P40" style:parent-style-name="Standard" style:family="paragraph">
      <style:paragraph-properties fo:text-align="justify" fo:line-height="150%" fo:margin-left="0.1965in" fo:margin-right="0.1965in">
        <style:tab-stops/>
      </style:paragraph-properties>
    </style:style>
    <style:style style:name="T41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42" style:parent-style-name="Domyślnaczcionkaakapitu" style:family="text">
      <style:text-properties style:font-name-complex="Times New Roman"/>
    </style:style>
    <style:style style:name="P43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44" style:parent-style-name="Domyślnaczcionkaakapitu" style:family="text">
      <style:text-properties style:font-name-complex="Times New Roman"/>
    </style:style>
    <style:style style:name="T45" style:parent-style-name="Domyślnaczcionkaakapitu" style:family="text">
      <style:text-properties style:font-name-complex="Times New Roman"/>
    </style:style>
    <style:style style:name="T46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47" style:parent-style-name="Domyślnaczcionkaakapitu" style:family="text">
      <style:text-properties style:font-name-complex="Times New Roman"/>
    </style:style>
    <style:style style:name="T48" style:parent-style-name="Domyślnaczcionkaakapitu" style:family="text">
      <style:text-properties style:font-name-complex="Times New Roman"/>
    </style:style>
    <style:style style:name="P49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50" style:parent-style-name="Domyślnaczcionkaakapitu" style:family="text">
      <style:text-properties style:font-name-complex="Times New Roman"/>
    </style:style>
    <style:style style:name="T51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52" style:parent-style-name="Domyślnaczcionkaakapitu" style:family="text">
      <style:text-properties style:font-name-complex="Times New Roman"/>
    </style:style>
    <style:style style:name="T53" style:parent-style-name="Domyślnaczcionkaakapitu" style:family="text">
      <style:text-properties style:font-name-complex="Times New Roman"/>
    </style:style>
    <style:style style:name="T54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55" style:parent-style-name="Domyślnaczcionkaakapitu" style:family="text">
      <style:text-properties style:font-name-complex="Times New Roman"/>
    </style:style>
    <style:style style:name="T56" style:parent-style-name="Domyślnaczcionkaakapitu" style:family="text">
      <style:text-properties style:font-name-complex="Times New Roman"/>
    </style:style>
    <style:style style:name="T57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58" style:parent-style-name="Domyślnaczcionkaakapitu" style:family="text">
      <style:text-properties style:font-name-complex="Times New Roman"/>
    </style:style>
    <style:style style:name="T59" style:parent-style-name="Domyślnaczcionkaakapitu" style:family="text">
      <style:text-properties style:font-name-complex="Times New Roman"/>
    </style:style>
    <style:style style:name="P60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61" style:parent-style-name="Domyślnaczcionkaakapitu" style:family="text">
      <style:text-properties style:font-name-complex="Times New Roman"/>
    </style:style>
    <style:style style:name="T62" style:parent-style-name="Domyślnaczcionkaakapitu" style:family="text">
      <style:text-properties style:font-name-complex="Times New Roman"/>
    </style:style>
    <style:style style:name="P63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64" style:parent-style-name="Domyślnaczcionkaakapitu" style:family="text">
      <style:text-properties style:font-name-complex="Times New Roman"/>
    </style:style>
    <style:style style:name="T65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66" style:parent-style-name="Domyślnaczcionkaakapitu" style:family="text">
      <style:text-properties style:font-name-complex="Times New Roman"/>
    </style:style>
    <style:style style:name="T67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68" style:parent-style-name="Domyślnaczcionkaakapitu" style:family="text">
      <style:text-properties style:font-name-complex="Times New Roman"/>
    </style:style>
    <style:style style:name="T69" style:parent-style-name="Domyślnaczcionkaakapitu" style:family="text">
      <style:text-properties style:font-name-complex="Times New Roman"/>
    </style:style>
    <style:style style:name="T70" style:parent-style-name="Domyślnaczcionkaakapitu" style:family="text">
      <style:text-properties style:font-name-complex="Times New Roman"/>
    </style:style>
    <style:style style:name="T71" style:parent-style-name="Domyślnaczcionkaakapitu" style:family="text">
      <style:text-properties style:font-name-complex="Times New Roman"/>
    </style:style>
    <style:style style:name="T72" style:parent-style-name="Domyślnaczcionkaakapitu" style:family="text">
      <style:text-properties style:font-name-complex="Times New Roman"/>
    </style:style>
    <style:style style:name="T73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P74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75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76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77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78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79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P80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81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82" style:parent-style-name="Odwołanieprzypisudolnego" style:family="text">
      <style:text-properties style:font-name-complex="Times New Roman" fo:font-style="italic" style:font-style-asian="italic" style:font-style-complex="italic"/>
    </style:style>
    <style:style style:name="T83" style:parent-style-name="Domyślnaczcionkaakapitu" style:family="text">
      <style:text-properties fo:font-style="italic" style:font-style-asian="italic" style:font-style-complex="italic"/>
    </style:style>
    <style:style style:name="T84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P85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86" style:parent-style-name="Domyślnaczcionkaakapitu" style:family="text">
      <style:text-properties style:font-name-complex="Times New Roman"/>
    </style:style>
    <style:style style:name="T87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88" style:parent-style-name="Domyślnaczcionkaakapitu" style:family="text">
      <style:text-properties style:font-name-complex="Times New Roman"/>
    </style:style>
    <style:style style:name="T89" style:parent-style-name="Domyślnaczcionkaakapitu" style:family="text">
      <style:text-properties style:font-name-complex="Times New Roman"/>
    </style:style>
    <style:style style:name="P90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91" style:parent-style-name="Domyślnaczcionkaakapitu" style:family="text">
      <style:text-properties style:font-name-complex="Times New Roman"/>
    </style:style>
    <style:style style:name="T92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93" style:parent-style-name="Domyślnaczcionkaakapitu" style:family="text">
      <style:text-properties style:font-name-complex="Times New Roman"/>
    </style:style>
    <style:style style:name="P94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95" style:parent-style-name="Domyślnaczcionkaakapitu" style:family="text">
      <style:text-properties style:font-name-complex="Times New Roman"/>
    </style:style>
    <style:style style:name="T96" style:parent-style-name="Domyślnaczcionkaakapitu" style:family="text">
      <style:text-properties style:font-name-complex="Times New Roman"/>
    </style:style>
    <style:style style:name="P97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98" style:parent-style-name="Domyślnaczcionkaakapitu" style:family="text">
      <style:text-properties style:font-name-complex="Times New Roman"/>
    </style:style>
    <style:style style:name="T99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00" style:parent-style-name="Domyślnaczcionkaakapitu" style:family="text">
      <style:text-properties style:font-name-complex="Times New Roman"/>
    </style:style>
    <style:style style:name="T101" style:parent-style-name="Domyślnaczcionkaakapitu" style:family="text">
      <style:text-properties style:font-name-complex="Times New Roman"/>
    </style:style>
    <style:style style:name="T102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03" style:parent-style-name="Domyślnaczcionkaakapitu" style:family="text">
      <style:text-properties style:font-name-complex="Times New Roman"/>
    </style:style>
    <style:style style:name="T104" style:parent-style-name="Domyślnaczcionkaakapitu" style:family="text">
      <style:text-properties style:font-name-complex="Times New Roman"/>
    </style:style>
    <style:style style:name="P105" style:parent-style-name="Standard" style:family="paragraph">
      <style:paragraph-properties fo:text-align="justify" fo:line-height="150%" fo:margin-left="0.1965in">
        <style:tab-stops/>
      </style:paragraph-properties>
      <style:text-properties style:font-name-complex="Times New Roman"/>
    </style:style>
    <style:style style:name="P106" style:parent-style-name="Standard" style:family="paragraph">
      <style:paragraph-properties fo:text-align="justify" fo:line-height="150%" fo:margin-left="0.1965in">
        <style:tab-stops/>
      </style:paragraph-properties>
      <style:text-properties style:font-name-complex="Times New Roman"/>
    </style:style>
    <style:style style:name="P107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108" style:parent-style-name="Domyślnaczcionkaakapitu" style:family="text">
      <style:text-properties style:font-name-complex="Times New Roman"/>
    </style:style>
    <style:style style:name="T109" style:parent-style-name="Domyślnaczcionkaakapitu" style:family="text">
      <style:text-properties style:font-name-complex="Times New Roman"/>
    </style:style>
    <style:style style:name="T110" style:parent-style-name="Domyślnaczcionkaakapitu" style:family="text">
      <style:text-properties style:font-name-complex="Times New Roman"/>
    </style:style>
    <style:style style:name="T111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12" style:parent-style-name="Domyślnaczcionkaakapitu" style:family="text">
      <style:text-properties style:font-name-complex="Times New Roman"/>
    </style:style>
    <style:style style:name="T113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14" style:parent-style-name="Domyślnaczcionkaakapitu" style:family="text">
      <style:text-properties style:font-name-complex="Times New Roman"/>
    </style:style>
    <style:style style:name="T115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16" style:parent-style-name="Domyślnaczcionkaakapitu" style:family="text">
      <style:text-properties style:font-name-complex="Times New Roman"/>
    </style:style>
    <style:style style:name="P117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118" style:parent-style-name="Domyślnaczcionkaakapitu" style:family="text">
      <style:text-properties style:font-name-complex="Times New Roman"/>
    </style:style>
    <style:style style:name="T119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20" style:parent-style-name="Domyślnaczcionkaakapitu" style:family="text">
      <style:text-properties style:font-name-complex="Times New Roman"/>
    </style:style>
    <style:style style:name="T121" style:parent-style-name="Domyślnaczcionkaakapitu" style:family="text">
      <style:text-properties style:font-name-complex="Times New Roman"/>
    </style:style>
    <style:style style:name="T122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23" style:parent-style-name="Domyślnaczcionkaakapitu" style:family="text">
      <style:text-properties style:font-name-complex="Times New Roman"/>
    </style:style>
    <style:style style:name="T124" style:parent-style-name="Domyślnaczcionkaakapitu" style:family="text">
      <style:text-properties style:font-name-complex="Times New Roman" fo:background-color="#FFFF00"/>
    </style:style>
    <style:style style:name="T125" style:parent-style-name="Domyślnaczcionkaakapitu" style:family="text">
      <style:text-properties style:font-name-complex="Times New Roman"/>
    </style:style>
    <style:style style:name="T126" style:parent-style-name="Domyślnaczcionkaakapitu" style:family="text">
      <style:text-properties style:font-name-complex="Times New Roman"/>
    </style:style>
    <style:style style:name="T127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P128" style:parent-style-name="Standard" style:family="paragraph">
      <style:paragraph-properties fo:text-align="justify" fo:line-height="150%" fo:margin-left="0.1965in">
        <style:tab-stops/>
      </style:paragraph-properties>
      <style:text-properties style:font-name-complex="Times New Roman"/>
    </style:style>
    <style:style style:name="P129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130" style:parent-style-name="Domyślnaczcionkaakapitu" style:family="text">
      <style:text-properties style:font-name-complex="Times New Roman"/>
    </style:style>
    <style:style style:name="T131" style:parent-style-name="Domyślnaczcionkaakapitu" style:family="text">
      <style:text-properties style:font-name-complex="Times New Roman"/>
    </style:style>
    <style:style style:name="T132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33" style:parent-style-name="Domyślnaczcionkaakapitu" style:family="text">
      <style:text-properties style:font-name-complex="Times New Roman"/>
    </style:style>
    <style:style style:name="T134" style:parent-style-name="Domyślnaczcionkaakapitu" style:family="text">
      <style:text-properties style:font-name-complex="Times New Roman"/>
    </style:style>
    <style:style style:name="T135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36" style:parent-style-name="Domyślnaczcionkaakapitu" style:family="text">
      <style:text-properties style:font-name-complex="Times New Roman"/>
    </style:style>
    <style:style style:name="T137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38" style:parent-style-name="Domyślnaczcionkaakapitu" style:family="text">
      <style:text-properties style:font-name-complex="Times New Roman"/>
    </style:style>
    <style:style style:name="T139" style:parent-style-name="Domyślnaczcionkaakapitu" style:family="text">
      <style:text-properties style:font-name-complex="Times New Roman"/>
    </style:style>
    <style:style style:name="T140" style:parent-style-name="Domyślnaczcionkaakapitu" style:family="text">
      <style:text-properties style:font-name-complex="Times New Roman"/>
    </style:style>
    <style:style style:name="T141" style:parent-style-name="Domyślnaczcionkaakapitu" style:family="text">
      <style:text-properties style:font-name-complex="Times New Roman"/>
    </style:style>
    <style:style style:name="P142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143" style:parent-style-name="Domyślnaczcionkaakapitu" style:family="text">
      <style:text-properties style:font-name-complex="Times New Roman"/>
    </style:style>
    <style:style style:name="T144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45" style:parent-style-name="Domyślnaczcionkaakapitu" style:family="text">
      <style:text-properties style:font-name-complex="Times New Roman"/>
    </style:style>
    <style:style style:name="T146" style:parent-style-name="Domyślnaczcionkaakapitu" style:family="text">
      <style:text-properties style:font-name-complex="Times New Roman"/>
    </style:style>
    <style:style style:name="T147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48" style:parent-style-name="Domyślnaczcionkaakapitu" style:family="text">
      <style:text-properties style:font-name-complex="Times New Roman"/>
    </style:style>
    <style:style style:name="P149" style:parent-style-name="Standard" style:family="paragraph">
      <style:paragraph-properties fo:text-align="justify" fo:line-height="150%"/>
    </style:style>
    <style:style style:name="T150" style:parent-style-name="Domyślnaczcionkaakapitu" style:family="text">
      <style:text-properties style:font-name-complex="Times New Roman"/>
    </style:style>
    <style:style style:name="T151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52" style:parent-style-name="Domyślnaczcionkaakapitu" style:family="text">
      <style:text-properties style:font-name-complex="Times New Roman"/>
    </style:style>
    <style:style style:name="T153" style:parent-style-name="Domyślnaczcionkaakapitu" style:family="text">
      <style:text-properties style:font-name-complex="Times New Roman"/>
    </style:style>
    <style:style style:name="T154" style:parent-style-name="Domyślnaczcionkaakapitu" style:family="text">
      <style:text-properties style:font-name-complex="Times New Roman"/>
    </style:style>
    <style:style style:name="P155" style:parent-style-name="Standard" style:family="paragraph">
      <style:paragraph-properties fo:text-align="justify" fo:line-height="150%"/>
      <style:text-properties style:font-name-complex="Times New Roman"/>
    </style:style>
    <style:style style:name="P156" style:parent-style-name="Standard" style:family="paragraph">
      <style:paragraph-properties fo:text-align="justify" fo:line-height="150%"/>
      <style:text-properties style:font-name-complex="Times New Roman"/>
    </style:style>
    <style:style style:name="P157" style:parent-style-name="Standard" style:family="paragraph">
      <style:paragraph-properties fo:text-align="justify" fo:line-height="150%"/>
      <style:text-properties style:font-name-complex="Times New Roman" fo:font-style="italic" style:font-style-asian="italic" style:font-style-complex="italic"/>
    </style:style>
    <style:style style:name="P158" style:parent-style-name="Standard" style:family="paragraph">
      <style:paragraph-properties fo:text-align="justify" fo:line-height="150%"/>
      <style:text-properties style:font-name-complex="Times New Roman" fo:font-style="italic" style:font-style-asian="italic" style:font-style-complex="italic"/>
    </style:style>
    <style:style style:name="P159" style:parent-style-name="Standard" style:family="paragraph">
      <style:paragraph-properties fo:text-align="justify" fo:line-height="150%"/>
    </style:style>
    <style:style style:name="T160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61" style:parent-style-name="Odwołanieprzypisudolnego" style:family="text">
      <style:text-properties style:font-name-complex="Times New Roman" fo:font-style="italic" style:font-style-asian="italic" style:font-style-complex="italic"/>
    </style:style>
    <style:style style:name="T162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63" style:parent-style-name="Domyślnaczcionkaakapitu" style:family="text">
      <style:text-properties style:font-name-complex="Times New Roman"/>
    </style:style>
    <style:style style:name="P164" style:parent-style-name="Standard" style:family="paragraph">
      <style:paragraph-properties fo:text-align="justify" fo:line-height="150%"/>
      <style:text-properties style:font-name-complex="Times New Roman"/>
    </style:style>
    <style:style style:name="P165" style:parent-style-name="Standard" style:family="paragraph">
      <style:paragraph-properties fo:text-align="justify" fo:line-height="150%"/>
      <style:text-properties style:font-name-complex="Times New Roman" fo:font-style="italic" style:font-style-asian="italic" style:font-style-complex="italic"/>
    </style:style>
    <style:style style:name="P166" style:parent-style-name="Standard" style:family="paragraph">
      <style:paragraph-properties fo:text-align="justify" fo:line-height="150%"/>
      <style:text-properties style:font-name-complex="Times New Roman" fo:font-style="italic" style:font-style-asian="italic" style:font-style-complex="italic"/>
    </style:style>
    <style:style style:name="P167" style:parent-style-name="Standard" style:family="paragraph">
      <style:paragraph-properties fo:text-align="justify" fo:line-height="150%"/>
      <style:text-properties style:font-name-complex="Times New Roman" fo:font-style="italic" style:font-style-asian="italic" style:font-style-complex="italic"/>
    </style:style>
    <style:style style:name="P168" style:parent-style-name="Standard" style:family="paragraph">
      <style:paragraph-properties fo:text-align="justify" fo:line-height="150%"/>
    </style:style>
    <style:style style:name="T169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70" style:parent-style-name="Odwołanieprzypisudolnego" style:family="text">
      <style:text-properties style:font-name-complex="Times New Roman" fo:font-style="italic" style:font-style-asian="italic" style:font-style-complex="italic"/>
    </style:style>
    <style:style style:name="P171" style:parent-style-name="Standard" style:family="paragraph">
      <style:paragraph-properties fo:text-align="justify" fo:line-height="150%"/>
      <style:text-properties style:font-name-complex="Times New Roman"/>
    </style:style>
    <style:style style:name="P172" style:parent-style-name="Standard" style:family="paragraph">
      <style:paragraph-properties fo:text-align="justify" fo:line-height="150%"/>
    </style:style>
    <style:style style:name="T173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74" style:parent-style-name="Domyślnaczcionkaakapitu" style:family="text">
      <style:text-properties style:font-name-complex="Times New Roman"/>
    </style:style>
    <style:style style:name="T175" style:parent-style-name="Domyślnaczcionkaakapitu" style:family="text">
      <style:text-properties style:font-name-complex="Times New Roman"/>
    </style:style>
    <style:style style:name="P176" style:parent-style-name="Standard" style:family="paragraph">
      <style:paragraph-properties fo:text-align="justify" fo:line-height="150%"/>
      <style:text-properties style:font-name-complex="Times New Roman"/>
    </style:style>
    <style:style style:name="P177" style:parent-style-name="Standard" style:family="paragraph">
      <style:paragraph-properties fo:text-align="justify" fo:line-height="150%"/>
      <style:text-properties style:font-name-complex="Times New Roman"/>
    </style:style>
    <style:style style:name="P178" style:parent-style-name="Standard" style:family="paragraph">
      <style:paragraph-properties fo:text-align="justify" fo:line-height="150%"/>
      <style:text-properties style:font-name-complex="Times New Roman"/>
    </style:style>
    <style:style style:name="P179" style:parent-style-name="Standard" style:family="paragraph">
      <style:paragraph-properties fo:text-align="justify" fo:line-height="150%"/>
      <style:text-properties style:font-name-complex="Times New Roman"/>
    </style:style>
    <style:style style:name="P180" style:parent-style-name="Standard" style:family="paragraph">
      <style:paragraph-properties fo:text-align="justify" fo:line-height="150%"/>
      <style:text-properties style:font-name-complex="Times New Roman"/>
    </style:style>
    <style:style style:name="P181" style:parent-style-name="Standard" style:family="paragraph">
      <style:paragraph-properties fo:text-align="justify" fo:line-height="150%"/>
      <style:text-properties style:font-name-complex="Times New Roman"/>
    </style:style>
    <style:style style:name="P182" style:parent-style-name="Standard" style:family="paragraph">
      <style:paragraph-properties fo:text-align="justify" fo:line-height="150%" fo:margin-left="0.1965in">
        <style:tab-stops/>
      </style:paragraph-properties>
      <style:text-properties style:font-name-complex="Times New Roman"/>
    </style:style>
    <style:style style:name="P183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184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P185" style:parent-style-name="Standard" style:family="paragraph">
      <style:paragraph-properties fo:text-align="justify" fo:line-height="150%" fo:margin-left="0.1965in">
        <style:tab-stops/>
      </style:paragraph-properties>
      <style:text-properties style:font-name-complex="Times New Roman"/>
    </style:style>
    <style:style style:name="P186" style:parent-style-name="Standard" style:family="paragraph">
      <style:paragraph-properties fo:text-align="justify" fo:line-height="150%" fo:margin-left="0.1965in">
        <style:tab-stops/>
      </style:paragraph-properties>
      <style:text-properties style:font-name-complex="Times New Roman"/>
    </style:style>
    <style:style style:name="P187" style:parent-style-name="Standard" style:family="paragraph">
      <style:paragraph-properties fo:text-align="justify" fo:line-height="150%" fo:margin-right="0.1965in"/>
      <style:text-properties style:font-name-complex="Times New Roman"/>
    </style:style>
    <style:style style:name="P188" style:parent-style-name="Standard" style:family="paragraph">
      <style:paragraph-properties fo:text-align="justify" fo:line-height="150%" fo:margin-left="0.1965in" fo:margin-right="0.1965in">
        <style:tab-stops/>
      </style:paragraph-properties>
      <style:text-properties style:font-name-complex="Times New Roman"/>
    </style:style>
    <style:style style:name="P189" style:parent-style-name="Standard" style:family="paragraph">
      <style:paragraph-properties fo:text-align="justify" fo:line-height="150%" fo:margin-right="0.1965in"/>
    </style:style>
    <style:style style:name="T190" style:parent-style-name="Domyślnaczcionkaakapitu" style:family="text">
      <style:text-properties style:font-name-complex="Times New Roman"/>
    </style:style>
  </office:automatic-styles>
  <office:body>
    <office:text text:use-soft-page-breaks="true">
      <text:p text:style-name="P1">Bartosz Konieczka</text:p>
      <text:p text:style-name="P2"><text:span text:style-name="T3">Recenzja książki<text:s/></text:span><text:span text:style-name="T4">Do szpiku kości. Ostatnia powieść awangardowa</text:span><text:span text:style-name="T5"><text:s/>Krzysztofa Jaworskiego</text:span></text:p>
      <text:p text:style-name="P6"/>
      <text:p text:style-name="P7"><text:s text:c="9"/>Przystępując do pisania tej recenzji odczuwałem pewien lęk.</text:p>
      <text:p text:style-name="P8"><text:span text:style-name="T9">Może to dlatego, że nie znałem przedtem żadnego z utworów literackich Krzysztofa Jaworskiego, co znacznie ogranicza mi pole do interpretacji. Może dlatego, że tru</text:span><text:span text:style-name="T10">dno jest oceniać książkę, która reklamowana była jako zapis walki autora z chorobą nowotworową. Uznałem jednak, że warto to zrobić. Dlaczego?</text:span></text:p>
      <text:p text:style-name="P11"><text:span text:style-name="T12">Do szpiku kości. Ostatnia powieść awangardowa<text:s/></text:span><text:span text:style-name="T13">to tytuł, który sam w sobie jest zachęcający. Sugeruje on czytelniko</text:span><text:span text:style-name="T14">wi, że mamy do czynienia z czymś nietypowym, wartym uwagi. Czy można jednak ufać takim tytułom w epoce rozmaitych literackich indywidualności? Postanowiłem to sprawdzić.</text:span></text:p>
      <text:p text:style-name="P15">Co tak naprawdę jest oryginalnego w tej książce?</text:p>
      <text:p text:style-name="P16">Reklama kłamie. Twierdzenie,<text:s/>jakoby ten utwór był wyłącznie opisem zmagań twórcy z nowotworem sprawiłoby, że jego interpretacja byłaby zbyt płytka.</text:p>
      <text:p text:style-name="P17"><text:span text:style-name="T18">W istocie temat choroby przewija się jako motyw stale towarzyszący czytelnikowi w jego drodze przez las stworzonych przez Jaworskiego miniatur lit</text:span><text:span text:style-name="T19">erackich. Jest to <text:s/>jednak kwestia raczej drugorzędna w stosunku do refleksji, które bohater<text:s/></text:span><text:span text:style-name="T20">Ostatniej powieści<text:s/></text:span><text:span text:style-name="T21"><office:annotation office:name="0"><dc:creator>Emilia Kledzik</dc:creator><dc:date>2015-01-22T12:39:00</dc:date><text:p text:style-name="Tekstkomentarza">To nie są myślniki!</text:p></office:annotation>awangardowej</text:span><text:span text:style-name="Odwołaniedokomentarza"><office:annotation-end office:name="0"/></text:span><text:span text:style-name="T22">-</text:span><text:span text:style-name="T23"><text:s/></text:span><text:span text:style-name="T24">Krzysztof</text:span><text:span text:style-name="T25">-</text:span><text:span text:style-name="T26"><text:s/></text:span><text:span text:style-name="T27">snuje w trakcie swojego leczenia. A mają one najróżniejszy charakter</text:span><text:span text:style-name="T28">-</text:span><text:span text:style-name="T29"><text:s text:c="2"/>od rozważań natury filozoficznej i egzystencjalne</text:span><text:span text:style-name="T30">j, poprzez te dotyczące codziennego życia, aż po nawiązania do literatury pięknej.</text:span></text:p>
      <text:p text:style-name="P31"><text:span text:style-name="T32">Tytuł dzieła Jaworskiego również połowicznie wprowadza nas w błąd. Sam autor przyznaje, że<text:s/></text:span><text:span text:style-name="T33">pisał historie bez fabuł i powieści bez bohaterów</text:span><text:span text:style-name="T34">. Także<text:s/></text:span><text:span text:style-name="T35">Do szpiku kości...<text:s/></text:span><text:span text:style-name="T36"><text:s/>wpisu</text:span><text:span text:style-name="T37">je się w ten schemat. Fabuła w utworze w zasadzie nie istnieje - to zlepek pozornie niezwiązanych ze sobą krótkich tekstów, niezmiennie rozpoczynających się od słowa<text:s/></text:span><text:span text:style-name="T38">Dlaczego</text:span><text:span text:style-name="T39">.</text:span></text:p>
      <text:p text:style-name="P40"><text:span text:style-name="T41">Dlaczego<text:s/></text:span><text:span text:style-name="T42">ta książka nie spodoba się wszystkim?</text:span></text:p>
      <text:p text:style-name="P43"><text:span text:style-name="T44">Jaworski posługuje się specyficzn</text:span><text:span text:style-name="T45">ą mieszaniną stylów, wrzucając ,,do jednego worka" elementy stylu niskiego i wysokiego, m. in. wplatając w rozmowę dwóch filozofów w rozdziale ,,Dlaczego niemoc jakaś przypadkowa"</text:span><text:span text:style-name="T46"><text:s/></text:span><text:span text:style-name="T47">wulgaryzmy, których używanie ponoć nie przystoi <text:s/>ludziom wykształconym. Możn</text:span><text:span text:style-name="T48">a mu czynić zarzut z tego, że tam, gdzie nie ma jak rzucić celną myślą - ,,rzuca mięsem".</text:span></text:p>
      <text:p text:style-name="P49"><text:span text:style-name="T50">Jeśli uznamy literaturę za byt estetyczny, powiemy, że twórca<text:s/></text:span><text:span text:style-name="T51">Do szpiku kości<text:s/></text:span><text:span text:style-name="T52">stara się nas za wszelką cenę <text:s/>przekonać, że jego dzieło wcale literaturą nie jest; przy</text:span><text:span text:style-name="T53">wodzi mi ono na myśl dziwne połączenie rozpaczliwych komentarzy Adasia Miauczyńskiego z<text:s/></text:span><text:span text:style-name="T54">Dnia świra</text:span><text:span text:style-name="T55"><text:s/>z<text:s/></text:span><text:soft-page-break/><text:span text:style-name="T56">zapiskami Ryszarda Kapuścińskiego z cyklu jego sześciu<text:s/></text:span><text:span text:style-name="T57">Lapidariów</text:span><text:span text:style-name="T58">. Zabiegi podjęte przez Jaworskiego w celu zamaskowania literackości jego utworu to rodzaj</text:span><text:span text:style-name="T59"><text:s/>gry z czytelnikiem, która wcale nie musi mu się podobać.</text:span></text:p>
      <text:p text:style-name="P60"><text:span text:style-name="T61">Bohater nie powstrzymuje się przed stosowaniem kąśliwych i sarkastycznych uwag pod adresem kobiet. Szczególną uwagę poświęca przy tym swojej żonie, z którą teoretycznie powinien żyć w zgodzie. Femin</text:span><text:span text:style-name="T62">istki nie będą tym zachwycone.</text:span></text:p>
      <text:p text:style-name="P63"><text:span text:style-name="T64">Równie bezlitośnie Krzysiek z<text:s/></text:span><text:span text:style-name="T65">Do szpiku kości<text:s/></text:span><text:span text:style-name="T66">obchodzi się z religią. ,,Dlaczego księga powtórzonego prawa"</text:span><text:span text:style-name="T67"><text:s/></text:span><text:span text:style-name="T68"><text:s/>stanowi parodię stylu biblijnego, która szczególnie w Polsce nadwrażliwym na krytykę katolikom może się zdawać ,,obr</text:span><text:span text:style-name="T69">azą ich uczuć<text:s/></text:span><text:span text:style-name="T70"><office:annotation><dc:creator>Emilia Kledzik</dc:creator><dc:date>2015-01-04T22:21:00</dc:date><text:p text:style-name="Normalny">Jeśli to pytanie, na końcu zdania powinien się znaleźć znak zapytania.</text:p></office:annotation></text:span><text:span text:style-name="T71">religijnych". Oryginalne są też jego modlitwy wznoszone do Boga:</text:span><text:span text:style-name="T72"><text:line-break/></text:span><text:span text:style-name="T73">Dlaczego jedynie żarliwa modlitwa</text:span></text:p>
      <text:p text:style-name="P74"><text:span text:style-name="T75">Boże niekończących się korytarzy. Módl się za nami. Boże wkurwionych</text:span><text:span text:style-name="T76"><text:s/>na cały świat. Módl się za nami. Boże niemych i ślepych bądź też nadwzrocznych i nadmiernie gadatliwych. Módl się za nami. Boże wkurwiających pozostałych w kolejce nieustannymi, bezsensownymi pytaniami w stylu dlaczego pani doktor dzisiaj nie przyjmuje, a</text:span><text:span text:style-name="T77"><text:s/>jeśli przyjmuje, to gdzie, ale jak przyjmuje, skoro nie przyjmuje, nie przyjmuje, to kiedy będzie przyjmować, i gdzie iść z nogą, ale jaką nogą, kiedy nie ma gdzie iść, bo nie przyjmuje, czyli, że nie przyjmuje, tak, nie przyjmuje, a co ja powiedziałam, n</text:span><text:span text:style-name="T78">o to czy nie można zapisać się na następny termin, nie, nie można się zapisać na następny termin, a dlaczego nie można się zapisać na następny termin, bo nie przyjmuje, nie, bo jeszcze nie ma kalendarzy na nowy rok, czyli, że dzisiaj nie przyjmuje, nie prz</text:span><text:span text:style-name="T79">yjmuje, i tak w kółko! po niezliczoną ilość razy dziennie! Myślę, że tak będzie wyglądać piekło. Módl się za nami.</text:span></text:p>
      <text:p text:style-name="P80"><text:span text:style-name="T81">Módl się za nami grzesznymi.</text:span><text:span text:style-name="T82"><text:note text:note-class="footnote" text:id="_ftn0"><text:note-citation>1</text:note-citation><text:note-body><text:p text:style-name="Footnote">Krzysztof Jaworski,<text:s/><text:span text:style-name="T83">Do szpiku kości. Ostatnia powieść awangardowa,<text:s/></text:span>Wrocław 2013, s. 42</text:p></text:note-body></text:note></text:span><text:span text:style-name="T84"><text:s text:c="2"/></text:span></text:p>
      <text:p text:style-name="P85"><text:span text:style-name="T86">Krzysztof jest egocentrykiem. Pozbawiona odczucia empatii wobec otaczającego ją środowiska postać <text:s/>może odrzucać odstraszać odbiorców utworu, zwłaszcza, że uwypuklają się w niej przede wszystkim jej negatywne cechy. W<text:s/></text:span><text:span text:style-name="T87">Do szpiku kości....</text:span><text:span text:style-name="T88"><text:s/>występuje ona j</text:span><text:span text:style-name="T89">ako osoba egoistyczna, złośliwa, dobrowolnie odrzucająca towarzystwo innych ludzi. Rozumiem niechęć, którą mogą odczuwać wobec niej czytelnicy.</text:span></text:p>
      <text:p text:style-name="P90"><text:span text:style-name="T91">A <text:s/></text:span><text:span text:style-name="T92">dlaczego</text:span><text:span text:style-name="T93"><text:s/>ta książka podoba się mnie?</text:span></text:p>
      <text:p text:style-name="P94"><text:span text:style-name="T95">Podziwiam Krzysztofa Jaworskiego za ironię, z jaką podszedł do tak trudn</text:span><text:span text:style-name="T96">ego tematu, którym jest choroba nowotworowa. Nie napisał ckliwej (i bądźmy szczerzy- nudnej) <text:s/>powieści o tym, jak rak wpływa na ludzkie życie. Przypadłość ta jest składnikiem egzystencji bohatera, a nie nią samą.</text:span></text:p>
      <text:soft-page-break/>
      <text:p text:style-name="P97"><text:span text:style-name="T98"><text:s/></text:span><text:span text:style-name="T99">Do szpiku kości<text:s/></text:span><text:span text:style-name="T100">stanowi natomiast ciekawe<text:s/></text:span><text:span text:style-name="T101">studium na temat polskiej rzeczywistości szpitalnej, jej wpływu na ludzką psychikę oraz odważną diagnozę społeczną, podjętą z perspektywy pacjenta- myśliciela. Wielości tematów poruszonych przez Jaworskiego w<text:s/></text:span><text:span text:style-name="T102">Ostatniej powieści awangardowej</text:span><text:span text:style-name="T103"><text:s/>mógłby mu pozaz</text:span><text:span text:style-name="T104">drościć niejeden dziennikarz, usiłujący jak najpełniej oddać w swych relacjach charakter szybko zmieniającego się świata.</text:span></text:p>
      <text:p text:style-name="P105">Złośliwy humor, z którym bohater podchodzi do pewnych spraw nie tylko nie umniejsza wartości książki, ale sprawia, że czyta się ją przyjemniej.</text:p>
      <text:p text:style-name="P106">Godna podziwu jest erudycja, którą prezentuje Jaworski w niektórych fragmentach utworu.</text:p>
      <text:p text:style-name="P107"><text:span text:style-name="T108">Szczególnie miłą niespodzianką dla mnie był rozdział<text:s/></text:span><text:span text:style-name="T109">,,Nie potrafię się uwolnić"<text:s/></text:span><text:span text:style-name="T110">, w którym pisarz zawarł wiersz<text:s/></text:span><text:span text:style-name="T111">Andrzejowi Bursie, w wieczną rocznicę śmierci</text:span><text:span text:style-name="T112">, będący udanym pastiszem utworów poety:<text:s/></text:span><text:span text:style-name="T113">Sylogizm prostacki<text:s/></text:span><text:span text:style-name="T114"><text:s/>oraz<text:s/></text:span><text:span text:style-name="T115">Sobota</text:span><text:span text:style-name="T116">.</text:span></text:p>
      <text:p text:style-name="P117"><text:span text:style-name="T118">Krzysztof, będący główną <text:s/>(i jedyną wyraźnie zarysowaną) postacią<text:s/></text:span><text:span text:style-name="T119">Do szpiku kości<text:s/></text:span><text:span text:style-name="T120">poza własnymi przeżyciami związanymi z służbą zdrowia dostrzega szarą, ale jakże prawdziwą rzeczywis</text:span><text:span text:style-name="T121">tość otaczającą nas wszystkich; rzeczywistość, w której paradoksalnie <text:s/>wraz z biegiem lat coraz trudniej jest realizować własne marzenia.<text:s/></text:span><text:span text:style-name="T122">Dlaczego rozmawiać z młodzieżą<text:s/></text:span><text:span text:style-name="T123">to odważna diagnoza społeczna, wyrażona w znacznie mniejszej<text:s/></text:span><text:span text:style-name="T124">ilości liczbie!</text:span><text:span text:style-name="T125"><text:s/>słów niż t</text:span><text:span text:style-name="T126">a poczyniona przez Guya Standinga - twórcę terminu<text:s/></text:span><text:span text:style-name="T127">prekariat.</text:span></text:p>
      <text:p text:style-name="P128">Świat Krzysztofa jest światem nas samych.</text:p>
      <text:p text:style-name="P129"><text:span text:style-name="T130">Bohater Jaworskiego drwi z polskich przywar - z nadmiernego przywiązania do patetycznego słownictwa (rozdział ,,Dlaczego patriotyzm", gdzie dokonuje kon</text:span><text:span text:style-name="T131">trowersyjnego złożenia językowego<text:s/></text:span><text:span text:style-name="T132">srajczyzna</text:span><text:span text:style-name="T133">), z powszechnego niegdyś wśród pań w średnim wieku zamiłowania do plotek</text:span><text:span text:style-name="T134"><text:s/>(,,Dlaczego pani Wesołowska") czy też ze skłonności do wiary w popularną w popkulturze wizję<text:s/></text:span><text:span text:style-name="T135">american dream<text:s/></text:span><text:span text:style-name="T136">(<text:s/></text:span><text:span text:style-name="T137">Wróżka chrzestna<text:s/></text:span><text:span text:style-name="T138">znana ze ,,</text:span><text:span text:style-name="T139">Shreka" łudząca we śnie Krzysztofa w rozdziale ,,</text:span><text:span text:style-name="T140">Dlaczego przekroczenie granic dobrego smaku"<text:s/></text:span><text:span text:style-name="T141">).</text:span></text:p>
      <text:p text:style-name="P142"><text:span text:style-name="T143">Ale Krzysiek zachowuje dystans nie tylko wobec <text:s/>społeczeństwa, ale i siebie. Fragment zatytułowany ,,Dlaczego w momencie absolutnego naświetlenia"</text:span><text:span text:style-name="T144"><text:s/></text:span><text:span text:style-name="T145">ostatecznie<text:s/></text:span><text:span text:style-name="T146">przekonał mnie, że najważniejsza postać<text:s/></text:span><text:span text:style-name="T147">Do szpiku kości<text:s/></text:span><text:span text:style-name="T148">jest godna mojej sympatii.</text:span></text:p>
      <text:p text:style-name="P149"><text:span text:style-name="T150"><text:s text:c="4"/>W stosunku, który źywi najważniejsza osoba występująca w<text:s/></text:span><text:span text:style-name="T151">Ostatniej powieści awangardowej<text:s/></text:span><text:span text:style-name="T152">do siebie i do innych ludzi</text:span><text:span text:style-name="T153"><text:s/>jest zarazem coś niepokojącego. Bierze się on bowiem</text:span><text:span text:style-name="T154"><text:s/>z rezygnacji, z braku chęci do dalszej walki z chorobą, którą to walkę uważa ona za przykrą, narzuconą jej konieczność.</text:span></text:p>
      <text:p text:style-name="P155">Możemy śmiać się z kąśliwych komentarzy Krzyśka z pierwszych stron książki, ale gdy już doczytamy ją do ostatniej karty, zmienia się nasz pogląd na to, o czym właściwie opowiada.</text:p>
      <text:p text:style-name="P156">Tak naprawdę autoironia głównego bohatera jest jedynie maską; jest on niepewny jutra i w głębi<text:s/><text:soft-page-break/>duszy lęka się o swój los:</text:p>
      <text:p text:style-name="P157"/>
      <text:p text:style-name="P158">Ta książka pisała mnie sześć lat.</text:p>
      <text:p text:style-name="P159"><text:span text:style-name="T160">Powoli chyba kończy.</text:span><text:span text:style-name="T161"><text:note text:note-class="footnote" text:id="_ftn1"><text:note-citation>2</text:note-citation><text:note-body><text:p text:style-name="Footnote">Tamże, s. 132</text:p></text:note-body></text:note></text:span><text:span text:style-name="T162"><text:s/></text:span><text:span text:style-name="T163">- zauważa w pewnym momencie.</text:span></text:p>
      <text:p text:style-name="P164">Krzysztof nigdy nie poprosi o współczucie, ale trudno go nie odczuwać, gdy mamy świadomość z jakiego rodzaju problemami zdrowotnymi się mierzy. Opisy tego, jak bolesne bywają ich objawy, podane przez Jaworskiego bez zbędnego owijania w bawełnę, pozwalają nam wczuć się w sytuację, w jakiej znalazł się jego bohater:</text:p>
      <text:p text:style-name="P165">Dlaczego piękno</text:p>
      <text:p text:style-name="P166">Tu musi być z półtora metra ołowiu? Lekka panika podczas</text:p>
      <text:p text:style-name="P167">przykręcania ryja do stołu. Co ja mam tu napisane? A, dawka</text:p>
      <text:p text:style-name="P168"><text:span text:style-name="T169">radykalna.</text:span><text:span text:style-name="T170"><text:note text:note-class="footnote" text:id="_ftn2"><text:note-citation>3</text:note-citation><text:note-body><text:p text:style-name="Footnote">Tamże, s. 64</text:p></text:note-body></text:note></text:span></text:p>
      <text:p text:style-name="P171">Porównanie zastrzyku do kuli otrzymanej z pistoletu jest tyleż obrazowe, co przejmujące. I taka jest cała książka - szczera dosłownie do bólu.</text:p>
      <text:p text:style-name="P172"><text:span text:style-name="T173">Do szpiku kości. Ostatnia powieść awangardowa<text:s/></text:span><text:span text:style-name="T174">to pozycja, jakiej jeszcze na polskim rynku wydawniczym nie było. U</text:span><text:span text:style-name="T175">nikalna pod względem formy i treści, śmieszna i straszna, łącząca przeciwieństwa i ,,pisząca autora" - jest inaczej postrzegana przez różne grupy czytelników.</text:span></text:p>
      <text:p text:style-name="P176">Sięgając po dzieło Jaworskiego pierwszy, drugi, kolejny raz nigdy nie odczytywałem go tak samo -<text:s/>składa się z małych, zamkniętych całości, dlatego łatwo znaleźć sobie ulubione fragmenty.</text:p>
      <text:p text:style-name="P177">Nigdy nie przypuszczałem, że książkę ,,o raku" można napisać w tak dobry i nie trącący <text:s/>przesadną czułostkowością sposób. Krzysztof Jaworski tego dokonał i szkoda, że<text:s/>tegoroczna Nagroda Literacka Gdynia w kategorii prozy nie powędrowała w jego ręce.</text:p>
      <text:p text:style-name="P178">Są utwory, które czyta się ,,z musu", a które nie trafiają do naszego serca.</text:p>
      <text:p text:style-name="P179">Z tym było w moim przypadku inaczej.</text:p>
      <text:p text:style-name="P180"><text:s/></text:p>
      <text:p text:style-name="P181">Panie Bartku, absolutnie ignoruje Pan akapity! Z tej prozaicznej przyczyny – bdb-</text:p>
      <text:p text:style-name="P182"/>
      <text:p text:style-name="P183"><text:span text:style-name="T184"><text:line-break/></text:span></text:p>
      <text:p text:style-name="P185"/>
      <text:p text:style-name="P186"/>
      <text:p text:style-name="P187"><text:s text:c="5"/></text:p>
      <text:soft-page-break/>
      <text:p text:style-name="P188"><text:s text:c="5"/></text:p>
      <text:p text:style-name="P189"><text:span text:style-name="T190">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ekstkomentarza" style:display-name="Tekst komentarza" style:family="paragraph" style:parent-style-name="Normalny">
      <style:text-properties fo:font-size="10pt" style:font-size-asian="10pt" style:font-size-complex="9pt" fo:hyphenate="false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kstdymka" style:display-name="Tekst dymka" style:family="paragraph" style:parent-style-name="Normalny">
      <style:text-properties style:font-name="Segoe UI" fo:font-size="9pt" style:font-size-asian="9pt" style:font-size-complex="8pt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Odwołanieprzypisudolnego" style:display-name="Odwołanie przypisu dolnego" style:family="text" style:parent-style-name="Domyślnaczcionkaakapitu">
      <style:text-properties style:text-position="super 66.6%"/>
    </style:style>
    <style:style style:name="Odwołaniedokomentarza" style:display-name="Odwołanie do komentarza" style:family="text" style:parent-style-name="Domyślnaczcionkaakapitu">
      <style:text-properties fo:font-size="8pt" style:font-size-asian="8pt" style:font-size-complex="8pt"/>
    </style:style>
    <style:style style:name="TekstkomentarzaZnak" style:display-name="Tekst komentarza Znak" style:family="text" style:parent-style-name="Domyślnaczcionkaakapitu">
      <style:text-properties fo:font-size="10pt" style:font-size-asian="10pt" style:font-size-complex="9pt"/>
    </style:style>
    <style:style style:name="TematkomentarzaZnak" style:display-name="Temat komentarza Znak" style:family="text" style:parent-style-name="TekstkomentarzaZnak">
      <style:text-properties fo:font-weight="bold" style:font-weight-asian="bold" style:font-weight-complex="bold" fo:font-size="10pt" style:font-size-asian="10pt" style:font-size-complex="9pt"/>
    </style:style>
    <style:style style:name="TekstdymkaZnak" style:display-name="Tekst dymka Znak" style:family="text" style:parent-style-name="Domyślnaczcionkaakapitu">
      <style:text-properties style:font-name="Segoe UI" fo:font-size="9pt" style:font-size-asian="9pt" style:font-size-complex="8pt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milka</meta:initial-creator>
    <dc:creator>Emilia Kledzik</dc:creator>
    <meta:creation-date>2015-01-22T11:44:00Z</meta:creation-date>
    <dc:date>2015-01-22T11:44:00Z</dc:date>
    <meta:template xlink:href="Normal" xlink:type="simple"/>
    <meta:editing-cycles>2</meta:editing-cycles>
    <meta:editing-duration>PT0S</meta:editing-duration>
    <meta:document-statistic meta:page-count="5" meta:paragraph-count="18" meta:word-count="1337" meta:character-count="9341" meta:row-count="66" meta:non-whitespace-character-count="8022"/>
  </office:meta>
</office:document-meta>
</file>